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T1" style:family="text">
      <style:text-properties officeooo:rsid="00164687"/>
    </style:style>
    <style:style style:name="T2" style:family="text">
      <style:text-properties officeooo:rsid="001e709a"/>
    </style:style>
    <style:style style:name="T3" style:family="text">
      <style:text-properties officeooo:rsid="00264af5"/>
    </style:style>
    <style:style style:name="T4" style:family="text">
      <style:text-properties officeooo:rsid="0026d977"/>
    </style:style>
    <style:style style:name="T5" style:family="text">
      <style:text-properties officeooo:rsid="002873e4"/>
    </style:style>
    <style:style style:name="T6" style:family="text">
      <style:text-properties officeooo:rsid="0029193e"/>
    </style:style>
    <style:style style:name="T7" style:family="text">
      <style:text-properties officeooo:rsid="002a3553"/>
    </style:style>
    <style:style style:name="T8" style:family="text">
      <style:text-properties officeooo:rsid="002b5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5">DOCUMENTO </text:p>
      <text:p text:style-name="P5">DE </text:p>
      <text:p text:style-name="P5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1</text:p>
      <text:p text:style-name="P7"><text:soft-page-break/></text:p>
      <text:p text:style-name="P8"><text:span text:style-name="T3">Í</text:span>NDICE</text:p>
      <text:p text:style-name="P8"/>
      <text:p text:style-name="P9"/>
      <text:p text:style-name="P10">Índice ……………………………………………………………………. <text:span text:style-name="T4">2</text:span></text:p>
      <text:p text:style-name="P10"/>
      <text:p text:style-name="P12">Introducción ……………………………………………………………………. <text:span text:style-name="T5">3</text:span></text:p>
      <text:p text:style-name="P12"/>
      <text:p text:style-name="P13">Formato de los mensajes ……………………………………………………….. <text:span text:style-name="T6">4</text:span></text:p>
      <text:p text:style-name="P13"/>
      <text:p text:style-name="P14">Autómatas ……………………………………………………………………… <text:span text:style-name="T7">5, 6</text:span></text:p>
      <text:p text:style-name="P14"/>
      <text:p text:style-name="P16">Conclusiones ……………………………………………………………………. <text:s/><text:span text:style-name="T8">7 </text:span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2</text:p>
      <text:p text:style-name="P11"/>
      <text:p text:style-name="P11"><text:soft-page-break/></text:p>
      <text:p text:style-name="P6">INTRODUCCIÓN</text:p>
      <text:p text:style-name="P6"/>
      <text:p text:style-name="P6"/>
      <text:p text:style-name="P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4-21T16:48:40.978368299</dc:date>
    <meta:editing-duration>PT9M32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3" meta:paragraph-count="15" meta:word-count="35" meta:character-count="311" meta:non-whitespace-character-count="287"/>
  </office:meta>
</office:document-meta>
</file>